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d1ec96e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officeooo:paragraph-rsid="0d1be4a7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28fb61"/>
    </style:style>
    <style:style style:name="P49" style:family="paragraph" style:parent-style-name="Standard">
      <style:text-properties officeooo:rsid="0dde9a1c" officeooo:paragraph-rsid="0ddfbc49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51" style:family="paragraph" style:parent-style-name="Footnote">
      <style:text-properties officeooo:rsid="043ccc66" officeooo:paragraph-rsid="0dca2508"/>
    </style:style>
    <style:style style:name="P52" style:family="paragraph" style:parent-style-name="Footnote">
      <style:text-properties officeooo:rsid="043ccc66" officeooo:paragraph-rsid="0e5afad8"/>
    </style:style>
    <style:style style:name="P53" style:family="paragraph" style:parent-style-name="Standard">
      <style:text-properties officeooo:paragraph-rsid="0e26e14b"/>
    </style:style>
    <style:style style:name="P54" style:family="paragraph" style:parent-style-name="Standard">
      <style:text-properties officeooo:paragraph-rsid="0e5c6890"/>
    </style:style>
    <style:style style:name="P55" style:family="paragraph" style:parent-style-name="Footnote">
      <style:text-properties officeooo:paragraph-rsid="0e72255e"/>
    </style:style>
    <style:style style:name="P56" style:family="paragraph" style:parent-style-name="Footnote">
      <style:text-properties officeooo:paragraph-rsid="0e81bf91"/>
    </style:style>
    <style:style style:name="P57" style:family="paragraph" style:parent-style-name="Footnote">
      <style:text-properties officeooo:paragraph-rsid="0e9381e6"/>
    </style:style>
    <style:style style:name="P58" style:family="paragraph" style:parent-style-name="Footnote">
      <style:text-properties officeooo:paragraph-rsid="0ea78533"/>
    </style:style>
    <style:style style:name="P59" style:family="paragraph" style:parent-style-name="Footnote">
      <style:text-properties officeooo:paragraph-rsid="0ead3525"/>
    </style:style>
    <style:style style:name="P60" style:family="paragraph" style:parent-style-name="Footnote">
      <style:text-properties officeooo:paragraph-rsid="0ef98af7"/>
    </style:style>
    <style:style style:name="P61" style:family="paragraph" style:parent-style-name="Standard">
      <style:text-properties officeooo:paragraph-rsid="0f1c472f"/>
    </style:style>
    <style:style style:name="P62" style:family="paragraph" style:parent-style-name="Standard">
      <style:text-properties officeooo:paragraph-rsid="0f4d8759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f5f1cf7"/>
    </style:style>
    <style:style style:name="P65" style:family="paragraph" style:parent-style-name="Standard">
      <style:paragraph-properties fo:text-align="center" style:justify-single-word="false"/>
      <style:text-properties officeooo:paragraph-rsid="0eb4913f"/>
    </style:style>
    <style:style style:name="P66" style:family="paragraph" style:parent-style-name="Standard">
      <style:paragraph-properties fo:text-align="center" style:justify-single-word="false"/>
      <style:text-properties officeooo:paragraph-rsid="0daef67d"/>
    </style:style>
    <style:style style:name="P67" style:family="paragraph" style:parent-style-name="Standard">
      <style:paragraph-properties fo:text-align="center" style:justify-single-word="false"/>
      <style:text-properties officeooo:paragraph-rsid="0db0d4d1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d1ec96e"/>
    </style:style>
    <style:style style:name="P70" style:family="paragraph" style:parent-style-name="Standard">
      <style:paragraph-properties fo:text-align="center" style:justify-single-word="false"/>
      <style:text-properties officeooo:paragraph-rsid="0d804757"/>
    </style:style>
    <style:style style:name="P71" style:family="paragraph" style:parent-style-name="Standard">
      <style:paragraph-properties fo:text-align="center" style:justify-single-word="false"/>
      <style:text-properties officeooo:paragraph-rsid="0dce9327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Standard">
      <style:text-properties officeooo:paragraph-rsid="0ea9445c"/>
    </style:style>
    <style:style style:name="P74" style:family="paragraph" style:parent-style-name="Standard">
      <style:text-properties officeooo:paragraph-rsid="0d2e61eb"/>
    </style:style>
    <style:style style:name="P75" style:family="paragraph" style:parent-style-name="Standard">
      <style:text-properties officeooo:paragraph-rsid="0f4eeba0"/>
    </style:style>
    <style:style style:name="P76" style:family="paragraph" style:parent-style-name="Standard">
      <style:text-properties officeooo:paragraph-rsid="102e3a99"/>
    </style:style>
    <style:style style:name="P77" style:family="paragraph" style:parent-style-name="Standard">
      <style:text-properties officeooo:paragraph-rsid="0f8c860b"/>
    </style:style>
    <style:style style:name="P78" style:family="paragraph" style:parent-style-name="Standard">
      <style:text-properties officeooo:paragraph-rsid="100ce10d"/>
    </style:style>
    <style:style style:name="P79" style:family="paragraph" style:parent-style-name="Footnote">
      <style:text-properties officeooo:paragraph-rsid="0f8ed1b5"/>
    </style:style>
    <style:style style:name="P80" style:family="paragraph" style:parent-style-name="Standard">
      <style:text-properties officeooo:paragraph-rsid="0f8ed1b5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paragraph-properties fo:break-before="page"/>
      <style:text-properties officeooo:paragraph-rsid="0b0ddd8e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f89d01f" style:font-size-asian="12pt" style:font-size-complex="12pt"/>
    </style:style>
    <style:style style:name="T7" style:family="text">
      <style:text-properties style:font-name="Liberation Sans" fo:font-size="12pt" officeooo:rsid="01657261" style:font-size-asian="12pt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officeooo:rsid="0f8ed1b5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f909151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text-underline-style="none"/>
    </style:style>
    <style:style style:name="T152" style:family="text">
      <style:text-properties fo:color="#000000" loext:opacity="100%" style:text-line-through-style="none" style:text-line-through-type="none" style:text-underline-style="none" officeooo:rsid="01657261"/>
    </style:style>
    <style:style style:name="T153" style:family="text">
      <style:text-properties fo:color="#000000" loext:opacity="100%" style:text-line-through-style="none" style:text-line-through-type="none" style:text-underline-style="none" officeooo:rsid="0382ccb7"/>
    </style:style>
    <style:style style:name="T154" style:family="text">
      <style:text-properties fo:color="#000000" loext:opacity="100%" style:text-line-through-style="none" style:text-line-through-type="none" style:text-underline-style="none" officeooo:rsid="0f486fef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5" style:family="text">
      <style:text-properties fo:color="#000000" loext:opacity="100%" style:font-name="Liberation Sans" fo:font-size="12pt" style:font-size-asian="12pt" style:font-size-complex="12pt"/>
    </style:style>
    <style:style style:name="T19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9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9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0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8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9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4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officeooo:rsid="047da547"/>
    </style:style>
    <style:style style:name="T24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7" style:family="text">
      <style:text-properties style:use-window-font-color="true" loext:opacity="0%" style:font-name="Liberation Sans" fo:font-size="12pt" style:font-size-asian="12pt" style:font-size-complex="12pt"/>
    </style:style>
    <style:style style:name="T278" style:family="text">
      <style:text-properties style:use-window-font-color="true" loext:opacity="0%" style:font-name="Liberation Sans" officeooo:rsid="0efd8e5c"/>
    </style:style>
    <style:style style:name="T27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officeooo:rsid="04473353"/>
    </style:style>
    <style:style style:name="T28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5" style:family="text">
      <style:text-properties officeooo:rsid="0aace3cd"/>
    </style:style>
    <style:style style:name="T286" style:family="text">
      <style:text-properties officeooo:rsid="0e5635a7"/>
    </style:style>
    <style:style style:name="T287" style:family="text">
      <style:text-properties officeooo:rsid="0e56c5f4"/>
    </style:style>
    <style:style style:name="T288" style:family="text">
      <style:text-properties officeooo:rsid="0e80285f"/>
    </style:style>
    <style:style style:name="T289" style:family="text">
      <style:text-properties officeooo:rsid="0e838e2a"/>
    </style:style>
    <style:style style:name="T290" style:family="text">
      <style:text-properties officeooo:rsid="0e83c34e"/>
    </style:style>
    <style:style style:name="T291" style:family="text">
      <style:text-properties officeooo:rsid="0ee1abbb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202124" loext:opacity="100%" style:text-line-through-style="none" style:text-line-through-type="none" style:font-name="inherit" fo:font-size="21pt" fo:letter-spacing="normal" fo:language="nl" fo:country="NL" fo:font-style="normal" style:text-underline-style="none" fo:font-weight="normal" officeooo:rsid="05fe4687" fo:background-color="#ffff00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6" style:family="text">
      <style:text-properties officeooo:rsid="0f0ca65a"/>
    </style:style>
    <style:style style:name="T297" style:family="text">
      <style:text-properties officeooo:rsid="01657261"/>
    </style:style>
    <style:style style:name="T298" style:family="text">
      <style:text-properties officeooo:rsid="0f894f6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2"><text:span text:style-name="Strong_20_Emphasis"><text:span text:style-name="T165">C</text:span></text:span><text:span text:style-name="Strong_20_Emphasis"><text:span text:style-name="T164">hecklist voor </text:span></text:span><text:span text:style-name="Strong_20_Emphasis"><text:span text:style-name="T166">de installatie</text:span></text:span><text:span text:style-name="Strong_20_Emphasis"><text:span text:style-name="T164"> van </text:span></text:span><text:span text:style-name="Strong_20_Emphasis"><text:span text:style-name="T164"><text:user-field-get text:name="Distro">Ubuntu</text:user-field-get></text:span></text:span><text:span text:style-name="Strong_20_Emphasis"><text:span text:style-name="T164"><text:s/></text:span></text:span><text:span text:style-name="Strong_20_Emphasis"><text:span text:style-name="T172"><text:user-field-get text:name="Version">22.04</text:user-field-get></text:span></text:span><text:span text:style-name="Strong_20_Emphasis"><text:span text:style-name="T168"><text:s/></text:span></text:span><text:span text:style-name="Strong_20_Emphasis"><text:span text:style-name="T169">LTS</text:span></text:span><text:span text:style-name="Strong_20_Emphasis"><text:span text:style-name="T169"><text:note text:id="ftn1" text:note-class="footnote"><text:note-citation>1</text:note-citation><text:note-body><text:p text:style-name="P79"><text:span text:style-name="T201">LTS</text:span><text:span text:style-name="T209"> </text:span><text:span text:style-name="T210">staat voor</text:span><text:span text:style-name="T208"> </text:span><text:span text:style-name="T201">Long-Term Support, langetermijnondersteuning, </text:span><text:span text:style-name="T211">en </text:span><text:span text:style-name="T212">d</text:span><text:span text:style-name="T211">eze </text:span><text:span text:style-name="Strong_20_Emphasis"><text:span text:style-name="T216"><text:user-field-get text:name="Distro">Ubuntu</text:user-field-get></text:span></text:span><text:span text:style-name="T211"><text:s/></text:span><text:span text:style-name="T217"><text:user-field-get text:name="Version">22.04</text:user-field-get></text:span><text:span text:style-name="T217"><text:s/></text:span><text:span text:style-name="T211">LTS </text:span><text:span text:style-name="Strong_20_Emphasis"><text:span text:style-name="T218"><text:user-field-get text:name="Edition">server</text:user-field-get></text:span></text:span><text:span text:style-name="T211"><text:s/></text:span><text:span text:style-name="T213">(codenaam </text:span><text:span text:style-name="T215">j</text:span><text:span text:style-name="T292">ammy</text:span><text:span text:style-name="T213">) </text:span><text:span text:style-name="T210">van</text:span><text:span text:style-name="T207"> </text:span><text:span text:style-name="T205">april</text:span><text:span text:style-name="T203"> </text:span><text:span text:style-name="Strong_20_Emphasis"><text:span text:style-name="T98"><text:user-field-get style:data-style-name="N0" text:name="Releaseyear">2022</text:user-field-get></text:span></text:span><text:span text:style-name="T205"><text:s/></text:span><text:span text:style-name="T201">wordt </text:span><text:span text:style-name="T202">vijf</text:span><text:span text:style-name="T201"> jaar onder</text:span><text:span text:style-name="T214">steund</text:span><text:span text:style-name="T206"> </text:span><text:span text:style-name="T201">tot </text:span><text:span text:style-name="T205">april</text:span><text:span text:style-name="T200"> </text:span><text:span text:style-name="T201">202</text:span><text:span text:style-name="T205">7</text:span><text:span text:style-name="T204">.</text:span></text:p></text:note-body></text:note></text:span></text:span><text:span text:style-name="Strong_20_Emphasis"><text:span text:style-name="T170"> </text:span></text:span><text:span text:style-name="Strong_20_Emphasis"><text:span text:style-name="T171"><text:user-field-get text:name="Edition">server</text:user-field-get></text:span></text:span><text:span text:style-name="Strong_20_Emphasis"><text:span text:style-name="T167">.</text:span></text:span></text:p>
      <text:p text:style-name="P17"/>
      <text:p text:style-name="P14"><text:span text:style-name="T21">Vul </text:span><text:span text:style-name="T20">achter</text:span><text:span text:style-name="T15"> de </text:span><text:span text:style-name="Definition"><text:span text:style-name="T296">ONDERSTREEPTE</text:span></text:span><text:span text:style-name="T1"> </text:span><text:span text:style-name="T16">woorden</text:span><text:span text:style-name="T15"> het</text:span><text:span text:style-name="Strong_20_Emphasis"><text:span text:style-name="T226"> </text:span></text:span><text:span text:style-name="Strong_20_Emphasis"><text:span text:style-name="T227">tekstvak</text:span></text:span><text:span text:style-name="T16"> </text:span><text:span text:style-name="T21">in,</text:span><text:span text:style-name="T16"> </text:span><text:span text:style-name="T246">zie </text:span><text:span text:style-name="T278">[</text:span><text:span text:style-name="T246">toelichting</text:span><text:span text:style-name="T278">]</text:span><text:span text:style-name="T16">:</text:span></text:p>
      <text:p text:style-name="P2"><text:span text:style-name="Definition"><text:span text:style-name="T25">GEBRUIKER</text:span></text:span><text:span text:style-name="T253"><text:tab/><text:tab/></text:span><text:span text:style-name="T277"> <text:tab/><text:tab/></text:span><text:span text:style-name="T254"><draw:control text:anchor-type="as-char" svg:y="-0.429cm" draw:z-index="6" draw:name="Gebruiker" draw:style-name="gr2" draw:text-style-name="P88" svg:width="6.002cm" svg:height="0.6cm" draw:control="control7"><svg:title>Gebruiker</svg:title><svg:desc>Volledige naam, bijv. Jan Stek</svg:desc></draw:control></text:span><text:span text:style-name="T254"><text:tab/></text:span><text:span text:style-name="T255">[</text:span><text:span text:style-name="T249">volledige naam, bijv. </text:span><text:span text:style-name="T250">J</text:span><text:span text:style-name="T275">a</text:span><text:span text:style-name="T250">n </text:span><text:span text:style-name="T275">Jansen</text:span><text:span text:style-name="T276">]</text:span></text:p>
      <text:p text:style-name="P61"><text:span text:style-name="Definition"><text:span text:style-name="T248">g</text:span></text:span><text:span text:style-name="Definition">ebruikersnaam</text:span><text:span text:style-name="T247"><text:tab/></text:span><text:span text:style-name="T247"><draw:control text:anchor-type="as-char" svg:y="-0.429cm" draw:z-index="16" draw:name="Gberuikersnaam 2" draw:style-name="gr2" draw:text-style-name="P88" svg:width="6.002cm" svg:height="0.6cm" draw:control="control17"><svg:title>Gebruikersnaam</svg:title><svg:desc>Korte naam, bijv. jan</svg:desc></draw:control></text:span><text:span text:style-name="T247"><text:tab/></text:span><text:span text:style-name="T9">[</text:span><text:span text:style-name="T8">korte naam, bijv. </text:span><text:span text:style-name="T178">j</text:span><text:span text:style-name="T179">a</text:span><text:span text:style-name="T178">n</text:span><text:span text:style-name="T180">]</text:span></text:p>
      <text:p text:style-name="P5"><text:span text:style-name="Definition"><text:span text:style-name="T298">servernaam</text:span></text:span><text:span text:style-name="T256"><text:tab/><text:tab/><text:tab/></text:span><draw:control text:anchor-type="as-char" svg:y="-0.429cm" draw:z-index="7" draw:name="Computernaam" draw:style-name="gr2" draw:text-style-name="P88" svg:width="6.002cm" svg:height="0.6cm" draw:control="control8"><svg:title>Computernaam</svg:title><svg:desc>Unieke naam van de computer</svg:desc></draw:control><text:tab/><text:span text:style-name="T262">[</text:span><text:span text:style-name="T258">naam van de </text:span><text:span text:style-name="T263">server</text:span><text:span text:style-name="T259">, </text:span><text:span text:style-name="T260">bijv. </text:span><text:span text:style-name="T263">sv</text:span><text:span text:style-name="T261">02</text:span><text:span text:style-name="T262">]</text:span></text:p>
      <text:p text:style-name="P1"><text:span text:style-name="Definition">OPSTARTMEnU</text:span><text:span text:style-name="T254"><text:tab/><text:tab/><text:tab/></text:span><text:span text:style-name="T254"><draw:control text:anchor-type="as-char" svg:y="-0.429cm" draw:z-index="8" draw:name="Opstartmenu" draw:style-name="gr2" draw:text-style-name="P88" svg:width="6.002cm" svg:height="0.6cm" draw:control="control9"><svg:title>Opstartmenu</svg:title><svg:desc>Toets voor het opstartmenu ("bootmenu")</svg:desc></draw:control></text:span><text:span text:style-name="T254"><text:tab/></text:span><text:span text:style-name="T262">[</text:span><text:span text:style-name="T258">to</text:span><text:span text:style-name="T264">ets voor het opstartmedium</text:span><text:span text:style-name="T265">]</text:span></text:p>
      <text:p text:style-name="P4"><text:span text:style-name="Definition"><text:span text:style-name="T257">INSTELLINGE</text:span></text:span><text:span text:style-name="Definition">N</text:span><text:span text:style-name="T257"> <text:tab/><text:tab/><text:tab/></text:span><text:span text:style-name="T257"><draw:control text:anchor-type="as-char" svg:y="-0.429cm" draw:z-index="5" draw:name="Instellingen" draw:style-name="gr2" draw:text-style-name="P88" svg:width="6.002cm" svg:height="0.6cm" draw:control="control6"><svg:title>Instellingen</svg:title><svg:desc>Toets voor het BIOS/UEFI-scherm ("setup")</svg:desc></draw:control></text:span><text:span text:style-name="T257"><text:tab/></text:span><text:span text:style-name="T262">[</text:span><text:span text:style-name="T258">toets voor het UEFI-BIOS-scherm</text:span><text:span text:style-name="T262">]</text:span></text:p>
      <text:p text:style-name="P3"><text:span text:style-name="Definition"><text:span text:style-name="T267">GEBRUIKER2</text:span></text:span><text:span text:style-name="T266"><text:tab/></text:span><text:span text:style-name="T277"> <text:tab/><text:tab/></text:span><text:span text:style-name="T254"><draw:control text:anchor-type="as-char" svg:y="-0.429cm" draw:z-index="13" draw:name="Gebruiker 1" draw:style-name="gr2" draw:text-style-name="P88" svg:width="6.002cm" svg:height="0.6cm" draw:control="control14"><svg:title>Gebruiker</svg:title><svg:desc>Volledige naam, bijv. Jan Stek</svg:desc></draw:control></text:span><text:span text:style-name="T254"><text:tab/></text:span><text:span text:style-name="T255">[</text:span><text:span text:style-name="T249">volledige naam </text:span><text:span text:style-name="T251">evt. 2</text:span><text:span text:style-name="T279">e</text:span><text:span text:style-name="T251"> gebruiker</text:span><text:span text:style-name="T252">]</text:span></text:p>
      <text:p text:style-name="P53"><text:span text:style-name="Definition"><text:span text:style-name="T267">GEBRUIKERSN</text:span></text:span><text:span text:style-name="Definition"><text:span text:style-name="T268">aa</text:span></text:span><text:span text:style-name="Definition"><text:span text:style-name="T267">M2</text:span></text:span><text:span text:style-name="Definition"><text:span text:style-name="T271"><text:tab/></text:span></text:span><text:span text:style-name="T247"><draw:control text:anchor-type="as-char" svg:y="-0.429cm" draw:z-index="14" draw:name="Gberuikersnaam 1" draw:style-name="gr2" draw:text-style-name="P88" svg:width="6.002cm" svg:height="0.6cm" draw:control="control15"><svg:title>Gebruikersnaam</svg:title><svg:desc>Korte naam, bijv. jan</svg:desc></draw:control></text:span><text:span text:style-name="T247"><text:tab/></text:span><text:span text:style-name="T270">[</text:span><text:span text:style-name="T269">korte naam</text:span><text:span text:style-name="T272"> </text:span><text:span text:style-name="T273">evt. 2</text:span><text:span text:style-name="T280">e</text:span><text:span text:style-name="T273"> gebruiker</text:span><text:span text:style-name="T274">]</text:span></text:p>
      <text:p text:style-name="P6"><text:span text:style-name="T181">Vervang </text:span><text:span text:style-name="T185">de</text:span><text:span text:style-name="T181"> </text:span><text:span text:style-name="Definition"><text:span text:style-name="T26">ONDERSTREEPTE</text:span></text:span><text:span text:style-name="T181"> </text:span><text:span text:style-name="T182">woorden </text:span><text:span text:style-name="T181">in deze checklist door </text:span><text:span text:style-name="T185">d</text:span><text:span text:style-name="T186">i</text:span><text:span text:style-name="T185">e </text:span><text:span text:style-name="T184">in </text:span><text:span text:style-name="T186">het</text:span><text:span text:style-name="Strong_20_Emphasis"><text:span text:style-name="T57"> </text:span></text:span><text:span text:style-name="Strong_20_Emphasis"><text:span text:style-name="T73">tekstvak</text:span></text:span><text:span text:style-name="T181">.</text:span></text:p>
      <text:p text:style-name="P38"/>
      <text:p text:style-name="P38"/>
      <text:p text:style-name="P7"><text:span text:style-name="T191">Nieuwe installatie?</text:span><text:span text:style-name="T183"><text:tab/></text:span><text:span text:style-name="T188"></text:span><text:span text:style-name="T190"><text:tab/></text:span><text:span text:style-name="T189">B</text:span><text:span text:style-name="T183">egin bij hoofdstuk </text:span><text:span text:style-name="T191"><text:bookmark-ref text:reference-format="page" text:ref-name="__RefNumPara__4009_1271708128">2</text:bookmark-ref></text:span><text:span text:style-name="T183"><text:s text:c="2"/></text:span><text:span text:style-name="T192"><text:bookmark-ref text:reference-format="text" text:ref-name="__RefNumPara__4009_1271708128">Installatie uitvoeren</text:bookmark-ref></text:span><text:span text:style-name="T187">.</text:span></text:p>
      <text:p text:style-name="P24"/>
      <text:p text:style-name="P24"/>
      <text:list xml:id="list2793214857" text:style-name="L1">
        <text:list-item>
          <text:p text:style-name="P85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><text:span text:style-name="Strong_20_Emphasis"><text:span text:style-name="T77"><draw:control text:anchor-type="as-char" draw:z-index="11" draw:name="Vorm3_0" draw:style-name="gr1" draw:text-style-name="P87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77"><draw:control text:anchor-type="as-char" draw:z-index="18" draw:name="Vorm3_ 2" draw:style-name="gr1" draw:text-style-name="P87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45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1"><text:span text:style-name="User_20_Entry"><text:span text:style-name="T97">E</text:span></text:span><text:span text:style-name="User_20_Entry"><text:span text:style-name="T144">v</text:span></text:span><text:span text:style-name="User_20_Entry"><text:span text:style-name="T145">en</text:span></text:span><text:span text:style-name="User_20_Entry"><text:span text:style-name="T147">t</text:span></text:span><text:span text:style-name="User_20_Entry"><text:span text:style-name="T148">uele </text:span></text:span><text:span text:style-name="User_20_Entry"><text:span text:style-name="T149">extra </text:span></text:span><text:span text:style-name="Definition"><text:span text:style-name="T294">gebruiker</text:span></text:span><text:span text:style-name="User_20_Entry"><text:span text:style-name="T131">s</text:span></text:span><text:span text:style-name="User_20_Entry"><text:span text:style-name="T149"> aanmelden </text:span></text:span><text:span text:style-name="User_20_Entry"><text:span text:style-name="T150">en dezelfde stappen uitvoeren</text:span></text:span><text:span text:style-name="User_20_Entry"><text:span text:style-name="T146">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78"><draw:control text:anchor-type="as-char" draw:z-index="0" draw:name="Vorm4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78"><draw:control text:anchor-type="as-char" draw:z-index="19" draw:name="Vorm 2" draw:style-name="gr1" draw:text-style-name="P87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47">Installeer </text:span></text:span><text:span text:style-name="Strong_20_Emphasis"><text:span text:style-name="T72">pakket kz</text:span></text:span><text:span text:style-name="Strong_20_Emphasis"><text:span text:style-name="T72"><text:note text:id="ftn3" text:note-class="footnote"><text:note-citation>3</text:note-citation><text:note-body><text:p text:style-name="P59"><text:span text:style-name="T289">Debian-</text:span><text:span text:style-name="T290">p</text:span>akket kz plaatst documenten en scripts van Karel Zimmer <text:span text:style-name="T288">(zie </text:span><text:a xlink:type="simple" xlink:href="https://karelzimmer.nl/" text:style-name="Internet_20_link" text:visited-style-name="Visited_20_Internet_20_Link"><text:span text:style-name="Strong_20_Emphasis"><text:span text:style-name="T282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72">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7"/></text:span></text:p>
          </table:table-cell>
          <table:table-cell table:style-name="_31_._5f_Installatie_5f_voorbereiden.D4" office:value-type="string">
            <text:p text:style-name="P43"><text:span text:style-name="T3">Typ</text:span><text:span text:style-name="Strong_20_Emphasis"><text:span text:style-name="T51">, of </text:span></text:span><text:span text:style-name="Strong_20_Emphasis"><text:span text:style-name="T50">kopieer en plak, de</text:span></text:span><text:span text:style-name="Strong_20_Emphasis"><text:span text:style-name="T52">z</text:span></text:span><text:span text:style-name="Strong_20_Emphasis"><text:span text:style-name="T50">e </text:span></text:span><text:span text:style-name="Strong_20_Emphasis"><text:span text:style-name="T53">twee </text:span></text:span><text:span text:style-name="Strong_20_Emphasis"><text:span text:style-name="T50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5" office:value-type="string">
            <text:p text:style-name="P62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6" office:value-type="string">
            <text:p text:style-name="P62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47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78"><draw:control text:anchor-type="as-char" draw:z-index="1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78"><draw:control text:anchor-type="as-char" draw:z-index="20" draw:name="Vorm 7" draw:style-name="gr1" draw:text-style-name="P87" svg:width="0.35cm" svg:height="0.35cm" draw:control="control21"/></text:span></text:span></text:p>
          </table:table-cell>
          <table:table-cell table:style-name="_31_._5f_Installatie_5f_voorbereiden.D9" office:value-type="string">
            <text:p text:style-name="P46"><text:span text:style-name="Strong_20_Emphasis"><text:span text:style-name="T5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0" office:value-type="string">
            <text:p text:style-name="P77"><text:span text:style-name="Strong_20_Emphasis"><text:span text:style-name="T75">Typ</text:span></text:span><text:span text:style-name="Strong_20_Emphasis"><text:span text:style-name="T50"> opdracht </text:span></text:span><text:span text:style-name="User_20_Entry"><text:span text:style-name="T31">kz </text:span></text:span><text:span text:style-name="User_20_Entry"><text:span text:style-name="T32">menu</text:span></text:span><text:span text:style-name="Strong_20_Emphasis"><text:span text:style-name="T50">, 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7"/></text:span></text:p>
          </table:table-cell>
          <table:table-cell table:style-name="_31_._5f_Installatie_5f_voorbereiden.D11" office:value-type="string">
            <text:p text:style-name="P77"><text:span text:style-name="Strong_20_Emphasis"><text:span text:style-name="T58">K</text:span></text:span><text:span text:style-name="Strong_20_Emphasis"><text:span text:style-name="T59">ie</text:span></text:span><text:span text:style-name="Strong_20_Emphasis"><text:span text:style-name="T60">s</text:span></text:span><text:span text:style-name="Strong_20_Emphasis"><text:span text:style-name="T55"> </text:span></text:span><text:span text:style-name="Strong_20_Emphasis"><text:span text:style-name="T85">1</text:span></text:span><text:span text:style-name="Strong_20_Emphasis"><text:span text:style-name="T76"> </text:span></text:span><text:span text:style-name="Strong_20_Emphasis"><text:span text:style-name="T50">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2" office:value-type="string">
            <text:p text:style-name="P48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</table:table>
      <text:p text:style-name="P10"/>
      <text:list xml:id="list200007546732015" text:continue-numbering="true" text:style-name="L1">
        <text:list-item>
          <text:p text:style-name="P84"><text:bookmark-start text:name="__RefNumPara__4009_1271708128"/><text:span text:style-name="Strong_20_Emphasis"><text:span text:style-name="T193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78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95">Start de computer op vanaf </text:span><text:span text:style-name="T198">een </text:span><text:span text:style-name="Strong_20_Emphasis"><text:span text:style-name="T176"><text:user-field-get text:name="Distro">Ubuntu</text:user-field-get></text:span></text:span><text:span text:style-name="T194"><text:s/></text:span><text:span text:style-name="T177"><text:user-field-get text:name="Version">22.04</text:user-field-get></text:span><text:span text:style-name="T90"><text:s/></text:span><text:span text:style-name="T94">L</text:span><text:span text:style-name="T95">T</text:span><text:span text:style-name="T94">S </text:span><text:span text:style-name="Strong_20_Emphasis"><text:span text:style-name="T89"><text:user-field-get text:name="Edition">server</text:user-field-get></text:span></text:span><text:span text:style-name="Strong_20_Emphasis"><text:span text:style-name="T89"><text:s/></text:span></text:span><text:span text:style-name="T90">Live</text:span><text:span text:style-name="T90"><text:note text:id="ftn4" text:note-class="footnote"><text:note-citation>1</text:note-citation><text:note-body><text:p text:style-name="P60"><text:span text:style-name="T281">Vanaf ee</text:span>n Live <text:span text:style-name="T291">usb</text:span><text:span text:style-name="T285">-stick </text:span><text:span text:style-name="T286">(</text:span><text:span text:style-name="T285">of </text:span><text:span text:style-name="T287">dvd</text:span><text:span text:style-name="T286">)</text:span><text:span text:style-name="T23"> </text:span>kunt <text:span text:style-name="T281">u opstarten en</text:span> <text:span text:style-name="T17">met </text:span><text:span text:style-name="Strong_20_Emphasis"><text:span text:style-name="T216"><text:user-field-get text:name="Distro">Ubuntu</text:user-field-get></text:span></text:span><text:span text:style-name="Strong_20_Emphasis"><text:span text:style-name="T216"><text:s/></text:span></text:span>werken zonder deze te installeren.</text:p></text:note-body></text:note></text:span><text:span text:style-name="T90"> </text:span><text:span text:style-name="T91">usb</text:span><text:span text:style-name="T92">-stick</text:span><text:span text:style-name="T92"><text:note text:id="ftn5" text:note-class="footnote"><text:note-citation>2</text:note-citation><text:note-body><text:p text:style-name="P58"><text:span text:style-name="Strong_20_Emphasis"><text:span text:style-name="T99">Download </text:span></text:span><text:span text:style-name="Strong_20_Emphasis"><text:span text:style-name="T100">een </text:span></text:span><text:span text:style-name="Strong_20_Emphasis"><text:span text:style-name="T101">cd</text:span></text:span><text:span text:style-name="Strong_20_Emphasis"><text:span text:style-name="T127">-beeldbestand</text:span></text:span><text:span text:style-name="Strong_20_Emphasis"><text:span text:style-name="T102"> </text:span></text:span><text:span text:style-name="Strong_20_Emphasis"><text:span text:style-name="T103">(.iso) </text:span></text:span><text:span text:style-name="Strong_20_Emphasis"><text:span text:style-name="T102">vanaf </text:span></text:span><text:a xlink:type="simple" xlink:href="https://nl.releases.ubuntu.com/" text:style-name="Internet_20_link" text:visited-style-name="Visited_20_Internet_20_Link"><text:span text:style-name="Strong_20_Emphasis"><text:span text:style-name="T283">nl.releases.ubuntu.com</text:span></text:span></text:a><text:span text:style-name="Strong_20_Emphasis"><text:span text:style-name="T102">, </text:span></text:span><text:span text:style-name="Strong_20_Emphasis"><text:span text:style-name="T104">klik op</text:span></text:span><text:span text:style-name="Strong_20_Emphasis"><text:span text:style-name="T105"> </text:span></text:span><text:span text:style-name="Strong_20_Emphasis"><text:span text:style-name="T134">Ubuntu 2</text:span></text:span><text:span text:style-name="Strong_20_Emphasis"><text:span text:style-name="T135">2</text:span></text:span><text:span text:style-name="Strong_20_Emphasis"><text:span text:style-name="T134">.04... LTS (Jammy Jellyfish)</text:span></text:span><text:span text:style-name="Strong_20_Emphasis"><text:span text:style-name="T105">, </text:span></text:span><text:span text:style-name="Strong_20_Emphasis"><text:span text:style-name="T106">en </text:span></text:span><text:span text:style-name="Strong_20_Emphasis"><text:span text:style-name="T104">klik </text:span></text:span><text:span text:style-name="Strong_20_Emphasis"><text:span text:style-name="T106">vervolgens </text:span></text:span><text:span text:style-name="Strong_20_Emphasis"><text:span text:style-name="T107">achter</text:span></text:span><text:span text:style-name="Strong_20_Emphasis"><text:span text:style-name="T106"> </text:span></text:span><text:span text:style-name="Strong_20_Emphasis"><text:span text:style-name="T140">Server install</text:span></text:span><text:span text:style-name="Strong_20_Emphasis"><text:span text:style-name="T136"> image</text:span></text:span><text:span text:style-name="Strong_20_Emphasis"><text:span text:style-name="T106"> </text:span></text:span><text:span text:style-name="Strong_20_Emphasis"><text:span text:style-name="T107">op </text:span></text:span><text:span text:style-name="Strong_20_Emphasis"><text:span text:style-name="T132">64-bit PC (AMD64) </text:span></text:span><text:span text:style-name="Strong_20_Emphasis"><text:span text:style-name="T133">server install</text:span></text:span><text:span text:style-name="Strong_20_Emphasis"><text:span text:style-name="T132"> image</text:span></text:span><text:span text:style-name="Strong_20_Emphasis"><text:span text:style-name="T130">.</text:span></text:span><text:span text:style-name="Strong_20_Emphasis"><text:span text:style-name="T106"><text:line-break/></text:span></text:span><text:span text:style-name="Strong_20_Emphasis"><text:span text:style-name="T104">P</text:span></text:span><text:span text:style-name="Strong_20_Emphasis"><text:span text:style-name="T99">laats </text:span></text:span><text:span text:style-name="Strong_20_Emphasis"><text:span text:style-name="T100">een </text:span></text:span><text:span text:style-name="Strong_20_Emphasis"><text:span text:style-name="T101">usb</text:span></text:span><text:span text:style-name="Strong_20_Emphasis"><text:span text:style-name="T100">-stick </text:span></text:span><text:span text:style-name="Strong_20_Emphasis"><text:span text:style-name="T128">va</text:span></text:span><text:span text:style-name="Strong_20_Emphasis"><text:span text:style-name="T108">n </text:span></text:span><text:span text:style-name="Strong_20_Emphasis"><text:span text:style-name="T109">min</text:span></text:span><text:span text:style-name="Strong_20_Emphasis"><text:span text:style-name="T110">imaal</text:span></text:span><text:span text:style-name="Strong_20_Emphasis"><text:span text:style-name="T109"> </text:span></text:span><text:span text:style-name="Strong_20_Emphasis"><text:span text:style-name="T111">4</text:span></text:span><text:span text:style-name="Strong_20_Emphasis"><text:span text:style-name="T109"> GB. <text:line-break/></text:span></text:span><text:span text:style-name="Strong_20_Emphasis"><text:span text:style-name="T129">Zoek</text:span></text:span><text:span text:style-name="Strong_20_Emphasis"><text:span text:style-name="T109"> </text:span></text:span><text:span text:style-name="Strong_20_Emphasis"><text:span text:style-name="T137">s</text:span></text:span><text:span text:style-name="Strong_20_Emphasis"><text:span text:style-name="T138">ch</text:span></text:span><text:span text:style-name="Strong_20_Emphasis"><text:span text:style-name="T109"> en klik op het pictogram van</text:span></text:span><text:span text:style-name="Strong_20_Emphasis"><text:span text:style-name="T112"> </text:span></text:span><text:span text:style-name="Strong_20_Emphasis"><text:span text:style-name="T141">Schijven</text:span></text:span><text:span text:style-name="Strong_20_Emphasis"><text:span text:style-name="T113">. Selecteer de </text:span></text:span><text:span text:style-name="Strong_20_Emphasis"><text:span text:style-name="T114">usb</text:span></text:span><text:span text:style-name="Strong_20_Emphasis"><text:span text:style-name="T113">-stick in de lijst van schijven aan de linkerkant en klik rechtsboven op </text:span></text:span><text:span text:style-name="Strong_20_Emphasis"><text:span text:style-name="T139">Schijfinstellingen</text:span></text:span><text:span text:style-name="Strong_20_Emphasis"><text:span text:style-name="T113"> </text:span></text:span><text:span text:style-name="Strong_20_Emphasis"><text:span text:style-name="T139">⋮</text:span></text:span><text:span text:style-name="Strong_20_Emphasis"><text:span text:style-name="T113"> (icoontje met de drie puntjes).</text:span></text:span></text:p><text:p text:style-name="P55"><text:span text:style-name="Strong_20_Emphasis"><text:span text:style-name="T113"><text:tab/>Kies </text:span></text:span><text:span text:style-name="Strong_20_Emphasis"><text:span text:style-name="T139">Schijfkopie terugzetten</text:span></text:span><text:span text:style-name="Strong_20_Emphasis"><text:span text:style-name="T113"> en selecteer </text:span></text:span><text:span text:style-name="Strong_20_Emphasis"><text:span text:style-name="T115">het net</text:span></text:span><text:span text:style-name="Strong_20_Emphasis"><text:span text:style-name="T116"> gedownloade </text:span></text:span><text:span text:style-name="Strong_20_Emphasis"><text:span text:style-name="T117">cd</text:span></text:span><text:span text:style-name="T18">-beeldbestand </text:span><text:span text:style-name="T19">(.iso)</text:span><text:span text:style-name="Strong_20_Emphasis"><text:span text:style-name="T116">.</text:span></text:span></text:p><text:p text:style-name="P57"><text:span text:style-name="Strong_20_Emphasis"><text:span text:style-name="T113"><text:tab/>Klik op </text:span></text:span><text:span text:style-name="Strong_20_Emphasis"><text:span text:style-name="T139">Terugzetten starten</text:span></text:span><text:span text:style-name="Strong_20_Emphasis"><text:span text:style-name="T113"> en vervolgens op </text:span></text:span><text:span text:style-name="Strong_20_Emphasis"><text:span text:style-name="T139">Terugzetten</text:span></text:span><text:span text:style-name="Strong_20_Emphasis"><text:span text:style-name="T118">.<text:line-break/></text:span></text:span><text:span text:style-name="Strong_20_Emphasis"><text:span text:style-name="T119">O</text:span></text:span><text:span text:style-name="Strong_20_Emphasis"><text:span text:style-name="T100">f </text:span></text:span><text:span text:style-name="Strong_20_Emphasis"><text:span text:style-name="T120">gebruik </text:span></text:span><text:span text:style-name="Strong_20_Emphasis"><text:span text:style-name="T121">het programma </text:span></text:span><text:span text:style-name="Strong_20_Emphasis"><text:span text:style-name="T142">Etche</text:span></text:span><text:span text:style-name="Strong_20_Emphasis"><text:span text:style-name="T143">r</text:span></text:span><text:span text:style-name="Strong_20_Emphasis"><text:span text:style-name="T121"> </text:span></text:span><text:span text:style-name="Strong_20_Emphasis"><text:span text:style-name="T122">(</text:span></text:span><text:a xlink:type="simple" xlink:href="https://www.balena.io/etcher/" text:style-name="Internet_20_link" text:visited-style-name="Visited_20_Internet_20_Link"><text:span text:style-name="Strong_20_Emphasis"><text:span text:style-name="T284">etcher.io</text:span></text:span></text:a><text:span text:style-name="Strong_20_Emphasis"><text:span text:style-name="T122">) </text:span></text:span><text:span text:style-name="Strong_20_Emphasis"><text:span text:style-name="T123">dat </text:span></text:span><text:span text:style-name="Strong_20_Emphasis"><text:span text:style-name="T100">beschikbaar </text:span></text:span><text:span text:style-name="Strong_20_Emphasis"><text:span text:style-name="T123">is </text:span></text:span><text:span text:style-name="Strong_20_Emphasis"><text:span text:style-name="T100">voor </text:span></text:span><text:span text:style-name="Strong_20_Emphasis"><text:span text:style-name="T113">Windows, </text:span></text:span><text:span text:style-name="Strong_20_Emphasis"><text:span text:style-name="T124">mac</text:span></text:span><text:span text:style-name="Strong_20_Emphasis"><text:span text:style-name="T125">OS</text:span></text:span><text:span text:style-name="Strong_20_Emphasis"><text:span text:style-name="T121">, </text:span></text:span><text:span text:style-name="Strong_20_Emphasis"><text:span text:style-name="T122">en </text:span></text:span><text:span text:style-name="Strong_20_Emphasis"><text:span text:style-name="T121">Linux</text:span></text:span><text:span text:style-name="Strong_20_Emphasis"><text:span text:style-name="T126">.</text:span></text:span></text:p></text:note-body></text:note></text:span><text:span text:style-name="T90"> </text:span><text:span text:style-name="T93">of dvd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" office:value-type="string">
            <text:p text:style-name="P35"><text:span text:style-name="T152">Opstart/</text:span><text:span text:style-name="T153">bootmenu</text:span><text:span text:style-name="T152"> </text:span><text:span text:style-name="T151">via </text:span><text:span text:style-name="Definition"><text:span text:style-name="T297">opstartmenu</text:span></text:span><text:span text:style-name="T151"> </text:span><text:span text:style-name="T154">en</text:span><text:span text:style-name="T151"> </text:span><text:span text:style-name="T152">instellingen/</text:span><text:span text:style-name="T153">setup</text:span><text:span text:style-name="T151"> via </text:span><text:span text:style-name="Definition"><text:span text:style-name="T7">instellingen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7"/></text:span></text:p>
          </table:table-cell>
          <table:table-cell table:style-name="_32_._5f_Installatie_5f_uitvoeren.C3" office:value-type="string">
            <text:p text:style-name="P22"><text:span text:style-name="Strong_20_Emphasis"><text:span text:style-name="T44">D</text:span></text:span><text:span text:style-name="Strong_20_Emphasis"><text:span text:style-name="T39">ruk op </text:span></text:span><text:span text:style-name="Strong_20_Emphasis"><text:span text:style-name="T40">de </text:span></text:span><text:span text:style-name="Strong_20_Emphasis"><text:span text:style-name="T41">Enter</text:span></text:span><text:span text:style-name="Strong_20_Emphasis"><text:span text:style-name="T40">-toets </text:span></text:span><text:span text:style-name="Strong_20_Emphasis"><text:span text:style-name="T44">(</text:span></text:span><text:span text:style-name="Strong_20_Emphasis"><text:span text:style-name="T81">Try or Install Ubuntu </text:span></text:span><text:span text:style-name="Strong_20_Emphasis"><text:span text:style-name="T82">Server</text:span></text:span><text:span text:style-name="Strong_20_Emphasis"><text:span text:style-name="T43"> </text:span></text:span><text:span text:style-name="Strong_20_Emphasis"><text:span text:style-name="T44">is reeds geselecteerd)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50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installatie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81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96"><draw:control text:anchor-type="as-char" draw:z-index="17" draw:name="Vorm 6" draw:style-name="gr1" draw:text-style-name="P87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23"><text:span text:style-name="T196">Kies</text:span><text:span text:style-name="T197"> </text:span><text:span text:style-name="T199">Nederlands</text:span><text:span text:style-name="T197">,</text:span><text:span text:style-name="Strong_20_Emphasis"><text:span text:style-name="T50"> 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47"><draw:control text:anchor-type="as-char" draw:z-index="15" draw:name="Vorm 1" draw:style-name="gr1" draw:text-style-name="P87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30">Op </text:span><text:span text:style-name="T231">het </text:span><text:span text:style-name="T229">scherm </text:span><text:span text:style-name="Strong_20_Emphasis"><text:span text:style-name="T236">Profile setup</text:span></text:span><text:span text:style-name="T229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0" office:value-type="string">
            <text:p text:style-name="P16"><text:span text:style-name="T235">V</text:span><text:span text:style-name="T230">ul </text:span><text:span text:style-name="T232">in </text:span><text:span text:style-name="Strong_20_Emphasis"><text:span text:style-name="T236">Your</text:span></text:span><text:span text:style-name="Strong_20_Emphasis"><text:span text:style-name="T233"> n</text:span></text:span><text:span text:style-name="Strong_20_Emphasis"><text:span text:style-name="T234">a</text:span></text:span><text:span text:style-name="Strong_20_Emphasis"><text:span text:style-name="T236">me</text:span></text:span><text:span text:style-name="Strong_20_Emphasis"><text:span text:style-name="T220"> </text:span></text:span><text:span text:style-name="Definition"><text:span text:style-name="T4">gebruiker</text:span></text:span><text:span text:style-name="Strong_20_Emphasis"><text:span text:style-name="T221">, <text:line-break/></text:span></text:span><text:span text:style-name="Strong_20_Emphasis"><text:span text:style-name="T236">Your server</text:span></text:span><text:span text:style-name="Strong_20_Emphasis"><text:span text:style-name="T238">'</text:span></text:span><text:span text:style-name="Strong_20_Emphasis"><text:span text:style-name="T239">s name</text:span></text:span><text:span text:style-name="Definition"><text:span text:style-name="T14"> </text:span></text:span><text:span text:style-name="Definition"><text:span text:style-name="T6">serv</text:span></text:span><text:span text:style-name="Definition"><text:span text:style-name="T4">ernaam</text:span></text:span><text:span text:style-name="Strong_20_Emphasis"><text:span text:style-name="T220">,<text:line-break/></text:span></text:span><text:span text:style-name="Strong_20_Emphasis"><text:span text:style-name="T237">Pick a username</text:span></text:span><text:span text:style-name="Strong_20_Emphasis"><text:span text:style-name="T220"> </text:span></text:span><text:span text:style-name="Definition"><text:span text:style-name="T4">gebruikersnaam</text:span></text:span><text:span text:style-name="Strong_20_Emphasis"><text:span text:style-name="T220">,<text:line-break/></text:span></text:span><text:span text:style-name="Strong_20_Emphasis"><text:span text:style-name="T222">g</text:span></text:span><text:span text:style-name="Strong_20_Emphasis"><text:span text:style-name="T219">eef tweemaal een </text:span></text:span><text:span text:style-name="Strong_20_Emphasis"><text:span text:style-name="T228">wachtwoord</text:span></text:span><text:span text:style-name="Strong_20_Emphasis"><text:span text:style-name="T219">,</text:span></text:span><text:span text:style-name="Strong_20_Emphasis"><text:span text:style-name="T223"> </text:span></text:span><text:span text:style-name="Strong_20_Emphasis"><text:span text:style-name="T224">en</text:span></text:span><text:span text:style-name="Strong_20_Emphasis"><text:span text:style-name="T223"> </text:span></text:span><text:span text:style-name="Strong_20_Emphasis"><text:span text:style-name="T225">k</text:span></text:span><text:span text:style-name="Strong_20_Emphasis"><text:span text:style-name="T219">lik op </text:span></text:span><text:span text:style-name="Strong_20_Emphasis"><text:span text:style-name="T228">Verder</text:span></text:span><text:span text:style-name="Strong_20_Emphasis"><text:span text:style-name="T219">.</text:span></text:span></text:p>
          </table:table-cell>
        </table:table-row>
      </table:table>
      <text:p text:style-name="P39"><text:span text:style-name="Strong_20_Emphasis"><text:span text:style-name="T79"/></text:span></text:p>
      <text:list xml:id="list200006543269472" text:continue-numbering="true" text:style-name="L1">
        <text:list-item>
          <text:p text:style-name="P83"><text:span text:style-name="Strong_20_Emphasis"><text:span text:style-name="T83">Installatie </text:span></text:span><text:span text:style-name="Strong_20_Emphasis"><text:span text:style-name="T84">afronden</text:span></text:span></text:p>
        </text:list-item>
      </text:list>
      <text:p text:style-name="P40"><text:span text:style-name="Strong_20_Emphasis"><text:span text:style-name="T4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78"><draw:control text:anchor-type="as-char" draw:z-index="3" draw:name="Vorm24" draw:style-name="gr1" draw:text-style-name="P8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42">Aanmelden als </text:span></text:span><text:span text:style-name="Definition"><text:span text:style-name="T10">gebruiker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2"><text:span text:style-name="Strong_20_Emphasis"><text:span text:style-name="T80"/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78"><draw:control text:anchor-type="as-char" draw:z-index="9" draw:name="Vorm4_1" draw:style-name="gr1" draw:text-style-name="P87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3"><text:span text:style-name="Strong_20_Emphasis"><text:span text:style-name="T47">Installeer </text:span></text:span><text:span text:style-name="Strong_20_Emphasis"><text:span text:style-name="T72">pakket kz</text:span></text:span><text:span text:style-name="Strong_20_Emphasis"><text:span text:style-name="T72"><text:note text:id="ftn6" text:note-class="footnote"><text:note-citation>1</text:note-citation><text:note-body><text:p text:style-name="P56"><text:span text:style-name="T289">Debian-p</text:span>akket kz plaatst documenten en scripts van Karel Zimmer <text:span text:style-name="T288">(zie </text:span><text:a xlink:type="simple" xlink:href="https://karelzimmer.nl/" text:style-name="Internet_20_link" text:visited-style-name="Visited_20_Internet_20_Link"><text:span text:style-name="Strong_20_Emphasis"><text:span text:style-name="T282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72">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47"/></text:span></text:p>
          </table:table-cell>
          <table:table-cell table:style-name="_33_._5f_Installatie_5f_afronden.C4" office:value-type="string">
            <text:p text:style-name="P74"><text:span text:style-name="T5">Typ</text:span><text:span text:style-name="Strong_20_Emphasis"><text:span text:style-name="T51">, of </text:span></text:span><text:span text:style-name="Strong_20_Emphasis"><text:span text:style-name="T50">kopieer en plak, de</text:span></text:span><text:span text:style-name="Strong_20_Emphasis"><text:span text:style-name="T62">z</text:span></text:span><text:span text:style-name="Strong_20_Emphasis"><text:span text:style-name="T50">e </text:span></text:span><text:span text:style-name="Strong_20_Emphasis"><text:span text:style-name="T53">twee </text:span></text:span><text:span text:style-name="Strong_20_Emphasis"><text:span text:style-name="T50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5" office:value-type="string">
            <text:p text:style-name="P75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6" office:value-type="string">
            <text:p text:style-name="P75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7" office:value-type="string">
            <text:p text:style-name="P49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8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78"><draw:control text:anchor-type="as-char" draw:z-index="4" draw:name="Vorm37" draw:style-name="gr1" draw:text-style-name="P87" svg:width="0.35cm" svg:height="0.35cm" draw:control="control5"/></text:span></text:span></text:p>
          </table:table-cell>
          <table:table-cell table:style-name="_33_._5f_Installatie_5f_afronden.C9" office:value-type="string">
            <text:p text:style-name="P73"><text:span text:style-name="Strong_20_Emphasis"><text:span text:style-name="T63">Rond de</text:span></text:span><text:span text:style-name="Strong_20_Emphasis"><text:span text:style-name="T64"> installatie </text:span></text:span><text:span text:style-name="Strong_20_Emphasis"><text:span text:style-name="T63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9" office:value-type="string">
            <text:p text:style-name="P76"><text:span text:style-name="Strong_20_Emphasis"><text:span text:style-name="T75">Typ</text:span></text:span><text:span text:style-name="Strong_20_Emphasis"><text:span text:style-name="T50"> opdracht </text:span></text:span><text:span text:style-name="User_20_Entry"><text:span text:style-name="T31">kz </text:span></text:span><text:span text:style-name="User_20_Entry"><text:span text:style-name="T32">menu</text:span></text:span><text:span text:style-name="Strong_20_Emphasis"><text:span text:style-name="T50">, 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47"/></text:span></text:p>
          </table:table-cell>
          <table:table-cell table:style-name="_33_._5f_Installatie_5f_afronden.C11" office:value-type="string">
            <text:p text:style-name="P78"><text:span text:style-name="Strong_20_Emphasis"><text:span text:style-name="T65">K</text:span></text:span><text:span text:style-name="Strong_20_Emphasis"><text:span text:style-name="T59">ie</text:span></text:span><text:span text:style-name="Strong_20_Emphasis"><text:span text:style-name="T60">s </text:span></text:span><text:span text:style-name="Strong_20_Emphasis"><text:span text:style-name="T86">3</text:span></text:span><text:span text:style-name="Strong_20_Emphasis"><text:span text:style-name="T76"> </text:span></text:span><text:span text:style-name="Strong_20_Emphasis"><text:span text:style-name="T50">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2" office:value-type="string">
            <text:p text:style-name="P48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</table:table>
      <text:p text:style-name="P40"><text:span text:style-name="Strong_20_Emphasis"><text:span text:style-name="T42"><text:tab/></text:span></text:span></text:p>
      <text:p text:style-name="P41"><text:span text:style-name="Strong_20_Emphasis"><text:span text:style-name="T61"/></text:span></text:p>
      <text:p text:style-name="P42"><text:span text:style-name="Strong_20_Emphasis"><text:span text:style-name="T55"/></text:span></text:p>
      <text:list xml:id="list200006626386990" text:continue-numbering="true" text:style-name="L1">
        <text:list-item>
          <text:p text:style-name="P86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78"><draw:control text:anchor-type="as-char" draw:z-index="10" draw:name="Vorm40_0" draw:style-name="gr1" draw:text-style-name="P87" svg:width="0.35cm" svg:height="0.35cm" draw:control="control11"/></text:span></text:span></text:p>
          </table:table-cell>
          <table:table-cell table:style-name="Tabel2.A1" office:value-type="string">
            <text:p text:style-name="P70"><text:span text:style-name="Strong_20_Emphasis"><text:span text:style-name="T78"><draw:control text:anchor-type="as-char" draw:z-index="21" draw:name="Vorm40_ 1" draw:style-name="gr1" draw:text-style-name="P87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42">Aanmelden als </text:span></text:span><text:span text:style-name="Definition"><text:span text:style-name="T10">gebruiker</text:span></text:span><text:span text:style-name="Strong_20_Emphasis"><text:span text:style-name="T66"><text:note text:id="ftn7" text:note-class="footnote"><text:note-citation>1</text:note-citation><text:note-body><text:p text:style-name="P52"><text:span text:style-name="User_20_Entry"><text:span text:style-name="T155">E</text:span></text:span><text:span text:style-name="User_20_Entry"><text:span text:style-name="T157">ventuele extra </text:span></text:span><text:span text:style-name="Definition"><text:span text:style-name="T295">gebruiker</text:span></text:span><text:span text:style-name="User_20_Entry"><text:span text:style-name="T156">s</text:span></text:span><text:span text:style-name="User_20_Entry"><text:span text:style-name="T157"> aanmelden en dezelfde stappen uitvoeren.</text:span>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78"><draw:control text:anchor-type="as-char" draw:z-index="12" draw:name="Vorm40_2" draw:style-name="gr1" draw:text-style-name="P87" svg:width="0.35cm" svg:height="0.35cm" draw:control="control13"/></text:span></text:span></text:p>
          </table:table-cell>
          <table:table-cell table:style-name="Tabel2.A1" office:value-type="string">
            <text:p text:style-name="P71"><text:span text:style-name="Strong_20_Emphasis"><text:span text:style-name="T78"><draw:control text:anchor-type="as-char" draw:z-index="22" draw:name="Vorm40_ 2" draw:style-name="gr1" draw:text-style-name="P87" svg:width="0.35cm" svg:height="0.35cm" draw:control="control23"/></text:span></text:span></text:p>
          </table:table-cell>
          <table:table-cell table:style-name="Tabel2.D3" office:value-type="string">
            <text:p text:style-name="P19"><text:span text:style-name="Strong_20_Emphasis"><text:span text:style-name="T67">R</text:span></text:span><text:span text:style-name="Strong_20_Emphasis"><text:span text:style-name="T68">icht </text:span></text:span><text:span text:style-name="Strong_20_Emphasis"><text:span text:style-name="T69">de </text:span></text:span><text:span text:style-name="Strong_20_Emphasis"><text:span text:style-name="T74">gebruiker</text:span></text:span><text:span text:style-name="Strong_20_Emphasis"><text:span text:style-name="T68"> </text:span></text:span><text:span text:style-name="Strong_20_Emphasis"><text:span text:style-name="T70">in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4" office:value-type="string">
            <text:p text:style-name="P76"><text:span text:style-name="Strong_20_Emphasis"><text:span text:style-name="T75">Typ</text:span></text:span><text:span text:style-name="Strong_20_Emphasis"><text:span text:style-name="T50"> opdracht </text:span></text:span><text:span text:style-name="User_20_Entry"><text:span text:style-name="T31">kz </text:span></text:span><text:span text:style-name="User_20_Entry"><text:span text:style-name="T32">menu</text:span></text:span><text:span text:style-name="Strong_20_Emphasis"><text:span text:style-name="T50">, 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5" office:value-type="string">
            <text:p text:style-name="P78"><text:span text:style-name="Strong_20_Emphasis"><text:span text:style-name="T65">K</text:span></text:span><text:span text:style-name="Strong_20_Emphasis"><text:span text:style-name="T59">ie</text:span></text:span><text:span text:style-name="Strong_20_Emphasis"><text:span text:style-name="T60">s </text:span></text:span><text:span text:style-name="Strong_20_Emphasis"><text:span text:style-name="T87">4</text:span></text:span><text:span text:style-name="Strong_20_Emphasis"><text:span text:style-name="T76"> </text:span></text:span><text:span text:style-name="Strong_20_Emphasis"><text:span text:style-name="T50">gevolgd door 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48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</table:table>
      <text:p text:style-name="P18"><text:span text:style-name="Strong_20_Emphasis"><text:span text:style-name="T71"/></text:span></text:p>
      <text:p text:style-name="P37"/>
      <text:p text:style-name="P28"><text:span text:style-name="T158">E</text:span><text:span text:style-name="T159">inde c</text:span><text:span text:style-name="T160">hecklist, </text:span><text:span text:style-name="T161">d</text:span><text:span text:style-name="T160">e installatie van </text:span><text:span text:style-name="Strong_20_Emphasis"><text:span text:style-name="T174"><text:user-field-get text:name="Distro">Ubuntu</text:user-field-get></text:span></text:span><text:span text:style-name="T162"><text:s/></text:span><text:span text:style-name="T163"><text:user-field-get text:name="Version">22.04</text:user-field-get></text:span><text:span text:style-name="Strong_20_Emphasis"><text:span text:style-name="T175"><text:s/></text:span></text:span><text:span text:style-name="Strong_20_Emphasis"><text:span text:style-name="T173">LTS</text:span></text:span><text:span text:style-name="T38"> </text:span><text:span text:style-name="Strong_20_Emphasis"><text:span text:style-name="T88"><text:user-field-get text:name="Edition">server</text:user-field-get></text:span></text:span><text:span text:style-name="Strong_20_Emphasis"><text:span text:style-name="T88"><text:s/></text:span></text:span><text:span text:style-name="T160">is voltooid.</text:span></text:p>
      <text:p text:style-name="P13"/>
      <text:p text:style-name="P8"><text:span text:style-name="Emphasis"><text:span text:style-name="T243">Geschreven </text:span></text:span><text:span text:style-name="Emphasis"><text:span text:style-name="T241">d</text:span></text:span><text:span text:style-name="Emphasis"><text:span text:style-name="T243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4">Karel Zimmer</text:span></text:span></text:a><text:span text:style-name="Emphasis"><text:span text:style-name="T24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45">CC0 1.0 Universeel</text:span></text:span></text:a><text:span text:style-name="Emphasis"><text:span text:style-name="T243">,</text:span></text:span><text:span text:style-name="Emphasis"><text:span text:style-name="T240"> </text:span></text:span><text:span text:style-name="Strong_20_Emphasis"><text:span text:style-name="T55"><text:user-field-get style:data-style-name="N0" text:name="Releaseyear">2022</text:user-field-get></text:span></text:span><text:span text:style-name="Emphasis"><text:span text:style-name="T242">-</text:span></text:span><text:span text:style-name="Emphasis"><text:span text:style-name="T242"><text:date style:data-style-name="N10107" text:date-value="2023-08-05T20:00:05.673128762">2023</text:date></text:span></text:span><text:span text:style-name="Emphasis"><text:span text:style-name="T24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05T20:00:05.243103811">05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20:00:05.109375376</dc:date>
    <meta:keyword>Installatie</meta:keyword>
    <meta:keyword>Checklist</meta:keyword>
    <meta:keyword>Linux</meta:keyword>
    <meta:editing-cycles>6730</meta:editing-cycles>
    <meta:editing-duration>P11DT21H26M9S</meta:editing-duration>
    <dc:creator>Karel Zimmer</dc:creator>
    <meta:document-statistic meta:table-count="4" meta:image-count="0" meta:object-count="0" meta:page-count="4" meta:paragraph-count="77" meta:word-count="527" meta:character-count="3637" meta:non-whitespace-character-count="3145"/>
    <meta:user-defined meta:name="Info 1"/>
    <meta:user-defined meta:name="Info 2"/>
    <meta:user-defined meta:name="Info 3"/>
    <meta:user-defined meta:name="Info 4"/>
  </office:meta>
</office:document-meta>
</file>